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0000003B073D51B78BC45A7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3cdeb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rsid="0003cdeb" officeooo:paragraph-rsid="0003cdeb"/>
    </style:style>
    <style:style style:name="T1" style:family="text">
      <style:text-properties officeooo:rsid="0003cd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ake clean</text:p>
      <text:p text:style-name="P3"><text:span text:style-name="T1">make qemu</text:span></text:p>
      <text:p text:style-name="P4">nv term</text:p>
      <text:p text:style-name="P4">make all</text:p>
      <text:p text:style-name="P4">make gdb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6.6929in" svg:height="9.402in" draw:z-index="0"><draw:image xlink:href="Pictures/10000201000002A0000003B073D51B78BC45A74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59:05.221751287</meta:creation-date>
    <dc:date>2021-10-07T10:47:08.303197797</dc:date>
    <meta:editing-duration>PT17M1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5" meta:word-count="10" meta:character-count="42" meta:non-whitespace-character-count="37"/>
  </office:meta>
</office:document-meta>
</file>